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ucida Sans" svg:font-family="'Lucida Sans'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201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0.4874in"/>
    </style:style>
    <style:style style:name="co5" style:family="table-column">
      <style:table-column-properties fo:break-before="auto" style:column-width="0.359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0.2953in"/>
    </style:style>
    <style:style style:name="co9" style:family="table-column">
      <style:table-column-properties fo:break-before="auto" style:column-width="1.0862in"/>
    </style:style>
    <style:style style:name="co10" style:family="table-column">
      <style:table-column-properties fo:break-before="auto" style:column-width="0.4126in"/>
    </style:style>
    <style:style style:name="co11" style:family="table-column">
      <style:table-column-properties fo:break-before="auto" style:column-width="0.2618in"/>
    </style:style>
    <style:style style:name="co12" style:family="table-column">
      <style:table-column-properties fo:break-before="auto" style:column-width="0.3118in"/>
    </style:style>
    <style:style style:name="co13" style:family="table-column">
      <style:table-column-properties fo:break-before="auto" style:column-width="0.7382in"/>
    </style:style>
    <style:style style:name="co14" style:family="table-column">
      <style:table-column-properties fo:break-before="auto" style:column-width="0.7882in"/>
    </style:style>
    <style:style style:name="co15" style:family="table-column">
      <style:table-column-properties fo:break-before="auto" style:column-width="0.7217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939in"/>
    </style:style>
    <style:style style:name="co18" style:family="table-column">
      <style:table-column-properties fo:break-before="auto" style:column-width="0.8807in"/>
    </style:style>
    <style:style style:name="co19" style:family="table-column">
      <style:table-column-properties fo:break-before="auto" style:column-width="0.8638in"/>
    </style:style>
    <style:style style:name="co20" style:family="table-column">
      <style:table-column-properties fo:break-before="auto" style:column-width="0.9807in"/>
    </style:style>
    <style:style style:name="co21" style:family="table-column">
      <style:table-column-properties fo:break-before="auto" style:column-width="1.2535in"/>
    </style:style>
    <style:style style:name="co22" style:family="table-column">
      <style:table-column-properties fo:break-before="auto" style:column-width="0.3374in"/>
    </style:style>
    <style:style style:name="co23" style:family="table-column">
      <style:table-column-properties fo:break-before="auto" style:column-width="1.248in"/>
    </style:style>
    <style:style style:name="co24" style:family="table-column">
      <style:table-column-properties fo:break-before="auto" style:column-width="0.81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0-04-0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sult: Chickadee wins the first scoreboard season on a goal diff tiebreake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9"/>
          <table:table-cell office:value-type="string" calcext:value-type="string">
            <text:p>G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Hummingbi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dome</text:p>
          </table:table-cell>
          <table:table-cell office:value-type="string" calcext:value-type="string">
            <text:p>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luride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standings order determined by points, win, diff overall</text:p>
          </table:table-cell>
          <table:table-cell table:number-columns-repeated="9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hen points, win, diff in games between tied teams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3" office:value-type="string" calcext:value-type="string">
            <text:p>SELECT (SELECT name FROM team t WHERE t.id = g.home_team_id) as home_team,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<text:s text:c="4"/>(SELECT name FROM team t WHERE t.id = g.away_team_id) as away_team,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<text:s/>home_score, away_score, ending_period FROM game g;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style-name="ce3" office:value-type="string" calcext:value-type="string">
            <text:p>SELECT t.location, t.name, s.win, s.loss, s.otloss, s.point, s.gf, s.ga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FROM standing s join team t on s.team_id = t.id;</text:p>
          </table:table-cell>
          <table:table-cell table:number-columns-repeated="14"/>
        </table:table-row>
      </table:table>
      <table:table table:name="2020-04-10" table:style-name="ta1"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sult: Oriole wins season 2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/>
          <table:table-cell office:value-type="string" calcext:value-type="string">
            <text:p>-- standing</text:p>
          </table:table-cell>
          <table:table-cell/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t.name, s.win, s.loss, s.otloss, s.point, s.gf, s.ga, s.gf - s.ga as diff, s.gp, s.home_win, s.home_loss, s.away_win, s.away_loss</text:p>
          </table:table-cell>
          <table:table-cell/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standing s join team t on s.team_id = t.id where s.season_id = 1</text:p>
          </table:table-cell>
          <table:table-cell/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der by point desc, win desc, diff desc;</text:p>
          </table:table-cell>
          <table:table-cell/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Orio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game</text:p>
          </table:table-cell>
          <table:table-cell/>
        </table:table-row>
        <table:table-row table:style-name="ro1">
          <table:table-cell office:value-type="string" calcext:value-type="string">
            <text:p>7 Robi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(SELECT name FROM team t WHERE t.id = g.home_team_id) as home_team,</text:p>
          </table:table-cell>
          <table:table-cell/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 text:c="3"/>(SELECT name FROM team t WHERE t.id = g.away_team_id) as away_team,</text:p>
          </table:table-cell>
        </table:table-row>
        <table:table-row table:style-name="ro1">
          <table:table-cell office:value-type="string" calcext:value-type="string">
            <text:p>9 Woodpeck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me_score, away_score, ending_period FROM game g where g.season_id = 1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and home_team_id = 8 or away_team_id = 8;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Robi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Woodpeck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Rob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Sparr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Hummingbir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hickade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Woodpeck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Orio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</table:table>
      <table:table table:name="2020-04-20" table:style-name="ta1">
        <table:table-column table:style-name="co2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23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Result: Woodpecker wins season 3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 office:value-type="string" calcext:value-type="string">
            <text:p>home_wins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 Cana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 Bluebir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 Mourning Dov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Purple Martin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 Warbler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 Mockingbird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5 Killde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 Killde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-22" calcext:value-type="float">
            <text:p>-2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Blue Jay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-24" calcext:value-type="float">
            <text:p>-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 FROM game g where g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9 Canar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5 Killde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3 Purple Mart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9 Canar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8 Woodpeck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4 Mourning Dov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7 Rob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0 Blue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ucida Sans" svg:font-family="'Lucida Sans'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7:13:06.0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4T15:08:14.219000000</meta:creation-date>
    <meta:generator>LibreOffice/6.3.4.2$Windows_X86_64 LibreOffice_project/60da17e045e08f1793c57c00ba83cdfce946d0aa</meta:generator>
    <dc:date>2020-04-25T17:21:17.624000000</dc:date>
    <meta:editing-duration>P2DT23H35M45S</meta:editing-duration>
    <meta:editing-cycles>12</meta:editing-cycles>
    <meta:document-statistic meta:table-count="3" meta:cell-count="2213" meta:object-count="0"/>
  </office:meta>
</office:document-meta>
</file>